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Preformatted_20_Text">
      <style:text-properties officeooo:rsid="000f4310" officeooo:paragraph-rsid="000f4310"/>
    </style:style>
    <style:style style:name="P2" style:family="paragraph" style:parent-style-name="Preformatted_20_Text">
      <style:text-properties officeooo:rsid="00167f47" officeooo:paragraph-rsid="00167f4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f4310"/>
    </style:style>
    <style:style style:name="T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" style:family="text">
      <style:text-properties officeooo:rsid="000f4310"/>
    </style:style>
    <style:style style:name="T5" style:family="text">
      <style:text-properties officeooo:rsid="0010a329"/>
    </style:style>
    <style:style style:name="T6" style:family="text">
      <style:text-properties officeooo:rsid="00126bb7"/>
    </style:style>
    <style:style style:name="T7" style:family="text">
      <style:text-properties officeooo:rsid="0015aa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BEGIN Automatic_removal_of_persons_face_tool</text:p>
      <text:p text:style-name="Preformatted_20_Text"/>
      <text:p text:style-name="Preformatted_20_Text">DISPLAY("Enter the location of the image contain<text:span text:style-name="T6">in</text:span>g the face to search for: ")</text:p>
      <text:p text:style-name="Preformatted_20_Text">face_to_search_for_location &lt;- INPUT()</text:p>
      <text:p text:style-name="Preformatted_20_Text">DISPLAY("Enter the location of the images to search: ")</text:p>
      <text:p text:style-name="Preformatted_20_Text">images_to_search_location &lt;- INPUT()</text:p>
      <text:p text:style-name="Preformatted_20_Text">DISPLAY(“Do you want to blur faces that match or delete images contain<text:span text:style-name="T6">ing</text:span> matching faces (<text:span text:style-name="T5">TRUE</text:span>=blur, <text:span text:style-name="T5">FALSE</text:span>=delete)? “)</text:p>
      <text:p text:style-name="Preformatted_20_Text">blur &lt;- INPUT()</text:p>
      <text:p text:style-name="Preformatted_20_Text"/>
      <text:p text:style-name="Preformatted_20_Text">face_to_search_for = <text:span text:style-name="T1">face_recognition.load</text:span>(face_to_search_for_location)</text:p>
      <text:p text:style-name="Preformatted_20_Text">face_to_search_for_encoding = <text:span text:style-name="T1">face_recognition.face_encoding</text:span>(face_to_search_for)</text:p>
      <text:p text:style-name="Preformatted_20_Text"/>
      <text:p text:style-name="Preformatted_20_Text">arrImages_to_search = OS.LISTDIR(<text:span text:style-name="T7">images_to_search_location</text:span>)</text:p>
      <text:p text:style-name="Preformatted_20_Text">int n=0</text:p>
      <text:p text:style-name="Preformatted_20_Text"/>
      <text:p text:style-name="Preformatted_20_Text">WHILE n &lt;= LEN(arrImages_to_search)</text:p>
      <text:p text:style-name="Preformatted_20_Text"><text:s text:c="4"/>image = <text:span text:style-name="T1">face_recognition.load</text:span>(arrImages_to_search[n])</text:p>
      <text:p text:style-name="Preformatted_20_Text"><text:s text:c="4"/>image_encoding = <text:span text:style-name="T1">face_recognition.face_encoding</text:span>(image)</text:p>
      <text:p text:style-name="Preformatted_20_Text"><text:s text:c="4"/>results = <text:span text:style-name="T1">face_recognition.compare_faces</text:span>(face_to_search_for_encoding, image_encoding)</text:p>
      <text:p text:style-name="Preformatted_20_Text"><text:s text:c="4"/>IF results == TRUE THEN</text:p>
      <text:p text:style-name="Preformatted_20_Text"><text:s text:c="8"/>IF blur == <text:span text:style-name="T5">TR</text:span><text:span text:style-name="T6">U</text:span><text:span text:style-name="T5">E</text:span> THEN</text:p>
      <text:p text:style-name="Preformatted_20_Text"><text:s text:c="12"/>face_location = <text:span text:style-name="T3">face_recognition.face_location</text:span>(face_to_search_for_encoding)</text:p>
      <text:p text:style-name="Preformatted_20_Text"><text:s text:c="12"/><text:span text:style-name="T2">open_cv.blur</text:span>(face_location, <text:span text:style-name="T4">arrImages_to_search[n</text:span><text:span text:style-name="T5">], write=TRUE)</text:span></text:p>
      <text:p text:style-name="Preformatted_20_Text"><text:s text:c="8"/>ELSE</text:p>
      <text:p text:style-name="Preformatted_20_Text"><text:s text:c="12"/>OS.RM(arrImages_to_search[n])</text:p>
      <text:p text:style-name="Preformatted_20_Text"><text:s text:c="4"/>ELSE</text:p>
      <text:p text:style-name="Preformatted_20_Text"><text:s text:c="8"/>PASS</text:p>
      <text:p text:style-name="Preformatted_20_Text"><text:s text:c="4"/>ENDIF</text:p>
      <text:p text:style-name="Preformatted_20_Text"><text:s text:c="4"/>n = n + 1</text:p>
      <text:p text:style-name="P2">ENDWHILE</text:p>
      <text:p text:style-name="Preformatted_20_Text">DISPLAY(“Finished”)</text:p>
      <text:p text:style-name="Preformatted_20_Text"><text:s text:c="4"/></text:p>
      <text:p text:style-name="P1">END Automatic_removal_of_persons_face_too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0T09:22:15.786245822</dc:date>
    <meta:editing-duration>PT1H6M15S</meta:editing-duration>
    <meta:editing-cycles>7</meta:editing-cycles>
    <meta:generator>LibreOffice/24.2.0.3$Linux_X86_64 LibreOffice_project/420$Build-3</meta:generator>
    <meta:document-statistic meta:table-count="0" meta:image-count="0" meta:object-count="0" meta:page-count="1" meta:paragraph-count="29" meta:word-count="105" meta:character-count="1225" meta:non-whitespace-character-count="1056"/>
  </office:meta>
</office:document-meta>
</file>